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c2fdf" officeooo:paragraph-rsid="002c2fdf"/>
    </style:style>
    <style:style style:name="P7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8" style:family="paragraph" style:parent-style-name="Standard">
      <style:text-properties fo:color="#000000" loext:opacity="100%" officeooo:rsid="002e2df6" officeooo:paragraph-rsid="002e2df6"/>
    </style:style>
    <style:style style:name="P9" style:family="paragraph" style:parent-style-name="Standard">
      <style:text-properties fo:color="#000000" loext:opacity="100%" officeooo:paragraph-rsid="002f1d03"/>
    </style:style>
    <style:style style:name="P10" style:family="paragraph" style:parent-style-name="Standard">
      <style:text-properties fo:color="#000000" loext:opacity="100%" officeooo:rsid="00243584" officeooo:paragraph-rsid="00243584"/>
    </style:style>
    <style:style style:name="P11" style:family="paragraph" style:parent-style-name="Standard">
      <style:text-properties fo:color="#000000" loext:opacity="100%" officeooo:rsid="002f5b80" officeooo:paragraph-rsid="002f5b80"/>
    </style:style>
    <style:style style:name="P12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3" style:family="paragraph" style:parent-style-name="Standard">
      <style:text-properties fo:color="#000000" loext:opacity="100%" officeooo:rsid="001c9ab3" officeooo:paragraph-rsid="001c9ab3"/>
    </style:style>
    <style:style style:name="P14" style:family="paragraph" style:parent-style-name="Standard">
      <style:text-properties fo:color="#000000" loext:opacity="100%" officeooo:rsid="001c9ab3" officeooo:paragraph-rsid="003691a2"/>
    </style:style>
    <style:style style:name="P15" style:family="paragraph" style:parent-style-name="Standard">
      <style:text-properties fo:color="#000000" loext:opacity="100%" officeooo:rsid="001c9ab3" officeooo:paragraph-rsid="003a2702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fo:font-style="italic" officeooo:rsid="003691a2" style:font-style-asian="italic" style:font-style-complex="italic"/>
    </style:style>
    <style:style style:name="T6" style:family="text">
      <style:text-properties officeooo:rsid="0023501d" fo:background-color="#ffff00" loext:char-shading-value="0"/>
    </style:style>
    <style:style style:name="T7" style:family="text">
      <style:text-properties officeooo:rsid="002f1d03"/>
    </style:style>
    <style:style style:name="T8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9" style:family="text">
      <style:text-properties officeooo:rsid="003691a2"/>
    </style:style>
    <style:style style:name="T10" style:family="text">
      <style:text-properties officeooo:rsid="00398f46"/>
    </style:style>
    <style:style style:name="T11" style:family="text">
      <style:text-properties officeooo:rsid="003bc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7">Tests of if statements</text:p>
      <text:p text:style-name="P1"/>
      <text:p text:style-name="P1"><text:span text:style-name="T3">We check the values with the</text:span> tutu = $tutu</text:p>
      <text:p text:style-name="P1"/>
      <text:p text:style-name="P1">[if $tutu == oui]</text:p>
      <text:p text:style-name="P1"><text:span text:style-name="T3">This </text:span><text:span text:style-name="T4">paragraph should</text:span><text:span text:style-name="T3"> be displayed</text:span> <text:span text:style-name="T2">(==oui)</text:span></text:p>
      <text:p text:style-name="P1">[endif]</text:p>
      <text:p text:style-name="P1"/>
      <text:p text:style-name="P14">[if $tutu ==<text:span text:style-name="T9">=</text:span> oui]</text:p>
      <text:p text:style-name="P14"><text:span text:style-name="T3">This </text:span><text:span text:style-name="T4">paragraph should</text:span><text:span text:style-name="T3"> be displayed</text:span> <text:span text:style-name="T2">(==oui </text:span><text:span text:style-name="T9">case sensitive</text:span><text:span text:style-name="T2">)</text:span></text:p>
      <text:p text:style-name="P14">[endif]</text:p>
      <text:p text:style-name="P14"/>
      <text:p text:style-name="P14">[if $tutu == <text:span text:style-name="T9">OuI</text:span>]</text:p>
      <text:p text:style-name="P14"><text:span text:style-name="T3">This </text:span><text:span text:style-name="T4">paragraph should</text:span><text:span text:style-name="T3"> be displayed</text:span> <text:span text:style-name="T2">(==oui </text:span><text:span text:style-name="T9">case insensitive</text:span><text:span text:style-name="T2">)</text:span></text:p>
      <text:p text:style-name="P14">[endif]</text:p>
      <text:p text:style-name="P14"/>
      <text:p text:style-name="P14">[if $tutu =<text:span text:style-name="T9">=</text:span>= <text:span text:style-name="T9">OuI</text:span>]</text:p>
      <text:p text:style-name="P14"><text:span text:style-name="T3">This </text:span><text:span text:style-name="T4">paragraph should </text:span><text:span text:style-name="T5">not</text:span><text:span text:style-name="T3"> be displayed</text:span> <text:span text:style-name="T2">(==oui </text:span><text:span text:style-name="T9">case sensitive</text:span><text:span text:style-name="T2">)</text:span></text:p>
      <text:p text:style-name="P14">[endif]&lt;-<text:span text:style-name="T9">empty</text:span></text:p>
      <text:p text:style-name="P14"/>
      <text:p text:style-name="P15">[if $tutu !<text:span text:style-name="T9">=</text:span>= <text:span text:style-name="T9">OuI</text:span>]</text:p>
      <text:p text:style-name="P15"><text:span text:style-name="T3">This </text:span><text:span text:style-name="T4">paragraph should </text:span><text:span text:style-name="T3">be displayed</text:span> <text:span text:style-name="T2">(!==</text:span><text:span text:style-name="T11">O</text:span><text:span text:style-name="T2">u</text:span><text:span text:style-name="T11">I</text:span><text:span text:style-name="T2"> </text:span><text:span text:style-name="T9">case sensitive</text:span><text:span text:style-name="T2">)</text:span></text:p>
      <text:p text:style-name="P15">[endif]&lt;-<text:span text:style-name="T9">empty</text:span></text:p>
      <text:p text:style-name="P15"/>
      <text:p text:style-name="P1">[if $tutu != oui]</text:p>
      <text:p text:style-name="P2"><text:span text:style-name="T3">This paragraph should </text:span><text:span text:style-name="T1">not</text:span><text:span text:style-name="T3"> be displayed</text:span> <text:s/>(!=<text:span text:style-name="T2">oui)</text:span></text:p>
      <text:p text:style-name="P2"/>
      <text:p text:style-name="P6">this is a chance because it contains many lines</text:p>
      <text:p text:style-name="P6"/>
      <text:p text:style-name="P6">x</text:p>
      <text:p text:style-name="P6">x</text:p>
      <text:p text:style-name="P6">x</text:p>
      <text:p text:style-name="P6">x</text:p>
      <text:p text:style-name="P6"/>
      <text:p text:style-name="P6">all of these lines will be removed</text:p>
      <text:p text:style-name="P1">[endif]&lt;-<text:span text:style-name="T10">nothing</text:span></text:p>
      <text:p text:style-name="P1"/>
      <text:p text:style-name="P1">[if $tutu == glouglou]</text:p>
      <text:p text:style-name="P3"><text:span text:style-name="T3">This </text:span><text:span text:style-name="T4">paragraph</text:span><text:span text:style-name="T3"> should </text:span><text:span text:style-name="T1">not</text:span><text:span text:style-name="T3"> be displayed</text:span> (==glouglou)</text:p>
      <text:p text:style-name="P15">[endif]&lt;-<text:span text:style-name="T10">nothing</text:span></text:p>
      <text:p text:style-name="P1"/>
      <text:p text:style-name="P1">[if $tutu != glouglou]</text:p>
      <text:p text:style-name="P2"><text:span text:style-name="T3">This </text:span><text:span text:style-name="T6">paragraph should be</text:span><text:span text:style-name="T3"> displayed</text:span> (!= glouglou)</text:p>
      <text:p text:style-name="P2"/>
      <text:p text:style-name="P5">several lines</text:p>
      <text:p text:style-name="P1">[endif]</text:p>
      <text:p text:style-name="P1"/>
      <text:p text:style-name="P8">the $tata variable</text:p>
      <text:p text:style-name="P1"/>
      <text:p text:style-name="P9"><text:span text:style-name="T7">[if $my_func(toto)==</text:span><text:span text:style-name="T8">my_func_value</text:span><text:span text:style-name="T7">]La fonction a bien été prise en compte[endif]</text:span></text:p>
      <text:p text:style-name="P4"/>
      <text:p text:style-name="P10"><text:soft-page-break/>End of the test</text:p>
      <text:p text:style-name="P10"/>
      <text:p text:style-name="P11">We need to test 2 if statements on the same line</text:p>
      <text:p text:style-name="P11"/>
      <text:p text:style-name="P11">[if <text:bookmark-start text:name="__DdeLink__326_3741241998"/>$odoo(status)<text:bookmark-end text:name="__DdeLink__326_3741241998"/> == SARL]SARL type of status[endif][if $odoo(status) == SAS]SAS type of status[endif]</text:p>
      <text:p text:style-name="P11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8-30T11:44:00.417689673</dc:date>
    <meta:editing-duration>PT7H11M40S</meta:editing-duration>
    <meta:editing-cycles>29</meta:editing-cycles>
    <meta:generator>LibreOffice/7.5.5.2$Linux_X86_64 LibreOffice_project/50$Build-2</meta:generator>
    <meta:document-statistic meta:table-count="0" meta:image-count="0" meta:object-count="0" meta:page-count="2" meta:paragraph-count="39" meta:word-count="178" meta:character-count="1094" meta:non-whitespace-character-count="954"/>
  </office:meta>
</office:document-meta>
</file>